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E000001B80C91A34F4F485F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office:start-app" xlink:href="vnd.sun.star.script:Standard.Module1.AutoExec?language=Basic&amp;location=document" xlink:type="simple"/>
    </office:event-listeners>
  </office:scripts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y="0.002cm" svg:width="17cm" svg:height="11.164cm" draw:z-index="0"><draw:image xlink:href="Pictures/100000010000029E000001B80C91A34F4F485F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A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0:24:53</meta:creation-date>
    <dc:language>en-AU</dc:language>
    <dc:date>2023-02-19T10:53:10.975640743</dc:date>
    <meta:editing-cycles>13</meta:editing-cycles>
    <meta:editing-duration>PT20M23S</meta:editing-duration>
    <meta:generator>LibreOffice/7.3.7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  <meta:user-defined meta:name="AppVersion">15.00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AutoExec
	MsgBox "You have been hacked!! Jk, this is a prank", vbMsgBoxSetForeground
	REM **** UWA{f15hY_m4cR0s_nD_ch3353} ****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